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5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font-name="Segoe UI Semibold" fo:font-size="21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none" style:writing-mode="lr-t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00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10" style:family="paragraph">
      <style:paragraph-properties fo:margin-left="0cm" fo:margin-right="0cm" fo:margin-top="0cm" fo:margin-bottom="0cm" fo:text-indent="0cm" style:text-autospace="none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00" style:font-name="Arial" fo:font-size="7.5pt" fo:text-shadow="1pt 1pt" fo:font-weight="normal" style:font-name-asian="Segoe UI1" style:font-size-asian="10pt" style:font-weight-asian="normal" style:font-name-complex="Segoe UI1" style:font-size-complex="10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style:text-underline-style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1.001cm">
          <draw:text-box>
            <text:p text:style-name="P1"><text:span text:style-name="T1">Epistle</text:span></text:p>
            <text:p text:style-name="P1"><text:span text:style-name="T2">Philippians 1:12–14, 19–3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499cm" svg:height="7.766cm" svg:x="1.663cm" svg:y="0.865cm">
          <draw:text-box>
            <text:p text:style-name="P4"><text:span text:style-name="T3">12</text:span><text:span text:style-name="T4">I want you to know, brothers, that what has happened to me has really served to advance the gospel, </text:span><text:span text:style-name="T3">13</text:span><text:span text:style-name="T4">so that it has become known throughout the whole imperial guard and to all the rest that my imprisonment is for Chri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7" draw:layer="layout" svg:width="24.638cm" svg:height="6.263cm" svg:x="1.5cm" svg:y="0.911cm">
          <draw:text-box>
            <text:p text:style-name="P4"><text:span text:style-name="T3">14</text:span><text:span text:style-name="T4">And most of the brothers, having become confident in the Lord by my imprisonment, are much more bold to speak the word without fea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8" draw:layer="layout" svg:width="24.474cm" svg:height="7.766cm" svg:x="1.688cm" svg:y="0.87cm">
          <draw:text-box>
            <text:p text:style-name="P4"><text:span text:style-name="T3">19</text:span><text:span text:style-name="T4">for I know that through your prayers and the help of the Spirit of Jesus Christ this will turn out for my deliverance, </text:span><text:span text:style-name="T3">20</text:span><text:span text:style-name="T4">as it is my eager expectation and hope that I will not be at all ashame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9" draw:layer="layout" svg:width="24.638cm" svg:height="6.263cm" svg:x="1.524cm" svg:y="1.016cm">
          <draw:text-box>
            <text:p text:style-name="P4"><text:span text:style-name="T4">but that with full courage now as always Christ will be honored in my body, whether by life or by death. </text:span><text:span text:style-name="T3">21</text:span><text:span text:style-name="T4">For to me to live is Christ, and to die is ga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7" draw:layer="layout" svg:width="24.638cm" svg:height="5.205cm" svg:x="1.524cm" svg:y="0.891cm">
          <draw:text-box>
            <text:p text:style-name="P4"><text:span text:style-name="T3">22</text:span><text:span text:style-name="T4">If I am to live in the flesh, that means fruitful labor for me. Yet which I shall choose I cannot tell. </text:span><text:span text:style-name="T3">23</text:span><text:span text:style-name="T4">I am hard pressed between the tw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7" draw:layer="layout" svg:width="24.638cm" svg:height="4.951cm" svg:x="1.524cm" svg:y="0.891cm">
          <draw:text-box>
            <text:p text:style-name="P4"><text:span text:style-name="T4">My desire is to depart and be with Christ, for that is far better. </text:span><text:span text:style-name="T3">24</text:span><text:span text:style-name="T4">But to remain in the flesh is more necessary on your accou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7" draw:layer="layout" svg:width="24.892cm" svg:height="7.766cm" svg:x="1.478cm" svg:y="0.841cm">
          <draw:text-box>
            <text:p text:style-name="P4"><text:span text:style-name="T3">25</text:span><text:span text:style-name="T4">Convinced of this, I know that I will remain and continue with you all, for your progress and joy in the faith, </text:span><text:span text:style-name="T3">26</text:span><text:span text:style-name="T4">so that in me you may have ample cause to glory in Christ Jesus, because of my coming to you aga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7" draw:layer="layout" svg:width="25.4cm" svg:height="7.766cm" svg:x="1.27cm" svg:y="1.016cm">
          <draw:text-box>
            <text:p text:style-name="P4"><text:span text:style-name="T3">27</text:span><text:span text:style-name="T4">Only let your manner of life be worthy of the gospel of Christ, so that whether I come and see you or am absent, I may hear of you that you are standing firm in one spirit, with one mind striving side by side for the faith of the gospel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7" draw:text-style-name="P8" draw:layer="layout" svg:width="24.892cm" svg:height="6.35cm" svg:x="1.524cm" svg:y="1.016cm">
          <draw:text-box>
            <text:p text:style-name="P4"><text:span text:style-name="T3">28</text:span><text:span text:style-name="T4">and not frightened in anything by your opponents. This is a clear sign to them of their destruction, but of your salvation, and that from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8" draw:text-style-name="P11" draw:layer="layout" svg:width="25.146cm" svg:height="8.128cm" svg:x="1.524cm" svg:y="1.016cm">
          <draw:text-box>
            <text:p text:style-name="P10"><text:span text:style-name="T3">29</text:span><text:span text:style-name="T4">For it has been granted to you that for the sake of Christ you should not only believe in him but also suffer for his sake, </text:span><text:span text:style-name="T3">30</text:span><text:span text:style-name="T4">engaged in the same conflict that you saw I had and now hear that I still ha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18T14:32:20.303000000</meta:creation-date>
    <dc:date>2017-09-21T20:26:15.335000000</dc:date>
    <meta:editing-duration>PT12M16S</meta:editing-duration>
    <meta:editing-cycles>6</meta:editing-cycles>
    <meta:generator>LibreOffice/5.4.1.2$Windows_X86_64 LibreOffice_project/ea7cb86e6eeb2bf3a5af73a8f7777ac570321527</meta:generator>
    <meta:document-statistic meta:object-count="54"/>
  </office:meta>
</office:document-meta>
</file>